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3pt" fo:language="en" fo:country="US" officeooo:rsid="0012a8d8" officeooo:paragraph-rsid="0012a8d8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a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Standard"/>
      <text:p text:style-name="P2">Terminology</text:p>
      <text:p text:style-name="Standard">A command is a specific action performed by a TVM expressed as a number.</text:p>
      <text:p text:style-name="Standard">A flag is a special number applied to a command to specify the command.</text:p>
      <text:p text:style-name="Standard">A statement is a collection of command, flag, and data.</text:p>
      <text:p text:style-name="Standard">Directives are special instructions that have a high priority and can affect the execution of a program or other commands.</text:p>
      <text:p text:style-name="Standard"/>
      <text:p text:style-name="Standard">nil is a low priority Directive indicating the absence of something (flag, data), code (0).</text:p>
      <text:p text:style-name="Standard"/>
      <text:p text:style-name="P2">A list of commands, flags, and directives, and their General meaning.</text:p>
      <text:p text:style-name="Standard"/>
      <text:p text:style-name="P3">Commands:</text:p>
      <text:p text:style-name="Standard">CRG code (1) register selection</text:p>
      <text:p text:style-name="Standard">CRC code (2) cell selection</text:p>
      <text:p text:style-name="Standard">PRG code (3) put data in the zero cell of the selected register</text:p>
      <text:p text:style-name="Standard">PRC code (4) put the data in the selected cell in the selected register</text:p>
      <text:p text:style-name="Standard">Gjp code (5) go to JPT with the selected code</text:p>
      <text:p text:style-name="Standard">COM code (9) using the instruction with the selected code</text:p>
      <text:p text:style-name="Standard">PUT-code (10) display values</text:p>
      <text:p text:style-name="Standard">ACCADD code (14) increases the value in the battery by the selected number of units.</text:p>
      <text:p text:style-name="Standard">ACCSUBT code (15) reduces the value in the battery by the selected number of units.</text:p>
      <text:p text:style-name="Standard">CMP code (16) comparison of register values.</text:p>
      <text:p text:style-name="Standard"/>
      <text:p text:style-name="P4"><text:span text:style-name="T2">Flags</text:span>:</text:p>
      <text:p text:style-name="Standard">The STDI code (1) indicates that the data is a number</text:p>
      <text:p text:style-name="Standard">The STDA code (2) indicates that the data is a register address</text:p>
      <text:p text:style-name="Standard">The STDC code (3) indicates that the data is the address of the register in which the ASCII code of the character is located.</text:p>
      <text:p text:style-name="Standard">The CWR code (4) indicates that the data is an ASCII character code.</text:p>
      <text:p text:style-name="Standard">The VWR code (5) indicates that the data is a number.</text:p>
      <text:p text:style-name="Standard">ALL-code (6) indicates that the command applies to the entire code.</text:p>
      <text:p text:style-name="Standard">The ACC code (7) indicates that the command is applied to the battery.</text:p>
      <text:p text:style-name="Standard"/>
      <text:p text:style-name="P4">Directives:</text:p>
      <text:p text:style-name="Standard">JPT code (6) creates a label.</text:p>
      <text:p text:style-name="Standard">The DEB code (7) displays the number of the memory cell to be read.</text:p>
      <text:p text:style-name="Standard">MAIN-code (8) indicates the beginning of the program.</text:p>
      <text:p text:style-name="Standard">RESTART-code (11) starts execution of the program again.</text:p>
      <text:p text:style-name="Standard">The QUIT code (12) terminates the program.</text:p>
      <text:p text:style-name="Standard">CLEAR code (13) erase the program code from the memory.</text:p>
      <text:p text:style-name="Standard">The GOBACK code (17) returns the program execution to the initial point.</text:p>
      <text:p text:style-name="Standard">END-code (3070) end of the program.</text:p>
      <text:p text:style-name="Standard"/>
      <text:p text:style-name="P2">Instructions and their meaning:</text:p>
      <text:p text:style-name="Standard"/>
      <text:p text:style-name="Standard">Species conventions: I will use the following notation to refer to instructions:</text:p>
      <text:p text:style-name="Standard"/>
      <text:p text:style-name="Standard"><text:soft-page-break/>[Command] [Flag / nil] [Data / nil]</text:p>
      <text:p text:style-name="Standard"/>
      <text:p text:style-name="Standard">[CRG] [STDI] [N] - select zero cell of register N.</text:p>
      <text:p text:style-name="Standard">[CRG] [STDA] [N] – select a specific register cell, N has the following form: RC, where R is the register number R &gt;= 1, C is the register cell number C &gt;= 0.</text:p>
      <text:p text:style-name="Standard"/>
      <text:p text:style-name="Standard">[CRC] [STDI] [N] - select cell N, the register previously selected using [CRG] [STDI] [N].</text:p>
      <text:p text:style-name="Standard"/>
      <text:p text:style-name="Standard">[PRG] [STDI] [N] - put the value of N in the zero cell of the register selected using [CRG] [STDI] [N].</text:p>
      <text:p text:style-name="Standard">[PRG] [STDA] [N] — put data In n in the selected register cell using [CRG] [STDA] [N].</text:p>
      <text:p text:style-name="Standard"/>
      <text:p text:style-name="Standard">[PRC] [STDI] [N] — select cell n of the selected register using [CRG] [STDI] [N].</text:p>
      <text:p text:style-name="Standard">[PRC] [STDA] [N, M] – moving values from register N to M, N and M have the following form: RC, where R is register number R &gt;= 1, C is register cell number C &gt;= 0.</text:p>
      <text:p text:style-name="Standard"/>
      <text:p text:style-name="Standard">[GJP] [N] [COND] – move to label N if COND &gt; nil, labels can only be numbers.</text:p>
      <text:p text:style-name="Standard">[JPT] [N] [nil] - define label with number N.</text:p>
      <text:p text:style-name="Standard"/>
      <text:p text:style-name="Standard">[PUT] [STDI] [N] is the output value of the register N as the number on the screen, N has the following form: RC, where R is the register number R &gt;= 1, C is the number of the cells of register C &gt;= 0.</text:p>
      <text:p text:style-name="Standard">[PUT] [STDC] [N] is the output value of the register N as the symbol on the screen N has the following form: RC, where R is the register number R &gt;= 1, C is the number of the cells of register C &gt;= 0.</text:p>
      <text:p text:style-name="Standard">[PUT] [CWR] [N] — displays N as a character without registers.</text:p>
      <text:p text:style-name="Standard">[PUT] [VWR] [N] — output N as a number on the screen without registers.</text:p>
      <text:p text:style-name="Standard">[PUT] [ACC] [nil] - displays the register value as a number.</text:p>
      <text:p text:style-name="Standard"/>
      <text:p text:style-name="Standard">[DEB] [nil] [nil] — output of the currently read memory cell.</text:p>
      <text:p text:style-name="Standard">[MAIN] [nil] [nil] — start of the program.</text:p>
      <text:p text:style-name="Standard">[RESTART] [nil] [nil] — start the program again.</text:p>
      <text:p text:style-name="Standard">[QUIT] [nil] [nil] — immediate termination of the program.</text:p>
      <text:p text:style-name="Standard"/>
      <text:p text:style-name="Standard">[CLEAR] [ALL] [nil] - erases all program code before calling CLEAR.</text:p>
      <text:p text:style-name="Standard">[CLEAR] [N] [nil] - erases a specific memory location.</text:p>
      <text:p text:style-name="Standard"/>
      <text:p text:style-name="Standard">[ACCADD] [STDI] [nil] - increase the battery value by 1.</text:p>
      <text:p text:style-name="Standard">[ACCADD] [STDA] [N] — an addition to the value of the accumulator register value N, N has the following form: RC, where R is the register number R &gt;= 1, C is the number of the cells of register C &gt;= 0.</text:p>
      <text:p text:style-name="Standard"/>
      <text:p text:style-name="Standard">[ACCSUBT] [STDI] [nil] - decrease the battery value by 1.</text:p>
      <text:p text:style-name="Standard">[ACCSUBT] [STDA] [N] — subtracting from the value of the accumulator register value N, N has the following form: RC, where R is the register number R &gt;= 1, C is the number of the cells of register C &gt;= 0.</text:p>
      <text:p text:style-name="Standard"/>
      <text:p text:style-name="Standard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Standard"/>
      <text:p text:style-name="Standard"><text:soft-page-break/>[GOBACK] [nil] [nil] is used if the jump to a label need to come b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3-23T14:27:15.363000000</dc:date>
    <meta:editing-duration>PT2M13S</meta:editing-duration>
    <meta:editing-cycles>1</meta:editing-cycles>
    <meta:document-statistic meta:table-count="0" meta:image-count="0" meta:object-count="0" meta:page-count="3" meta:paragraph-count="65" meta:word-count="913" meta:character-count="4799" meta:non-whitespace-character-count="3937"/>
    <meta:generator>LibreOffice/6.1.4.2$Windows_x86 LibreOffice_project/9d0f32d1f0b509096fd65e0d4bec26ddd1938fd3</meta:generator>
  </office:meta>
</office:document-meta>
</file>